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normal" style:font-weight-asian="normal" style:font-weight-complex="normal"/>
    </style:style>
    <style:style style:name="P5" style:family="paragraph" style:parent-style-name="Text_20_body_20_indent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weight="normal" officeooo:rsid="00103529" officeooo:paragraph-rsid="0010713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3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P7">Le : <text:text-input text:description="&lt;formatLang(o.meeting_id.date,date=True)&gt;">&lt;formatLang(o.meeting_id.date,date=True)&gt;</text:text-input></text:p>
      <text:p text:style-name="P8">datewotime<text:text-input text:description="&lt;formatLang(o.meeting_id.datewotime,date=True)&gt;">&lt;formatLang(o.meeting_id.date,date=True)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Standard"><text:text-input text:description="&lt;if test=&quot;o.receiver_partner is True&quot;&gt;">&lt;if test="o.receiver_partner is True"&gt;</text:text-input><text:span text:style-name="T1"><text:text-input text:description="&lt;o.partner_id.title.name&gt;">&lt;o.partner_id.title.name&gt;</text:text-input></text:span><text:span text:style-name="T1"><text:text-input text:description="&lt;/if&gt;">&lt;/if&gt;</text:text-input></text:span></text:p>
      <text:p text:style-name="P1"><text:text-input text:description="&lt;if test=&quot;o.receiver_partner is False&quot;&gt;">&lt;if test="o.receiver_partner is False"&gt;</text:text-input></text:p>
      <text:p text:style-name="P3"><text:text-input text:description="&lt;if test=&quot;o.honorific is True&quot;&gt;">&lt;if test="o.honorific is True"&gt;</text:text-input></text:p>
      <text:p text:style-name="P3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3"><text:text-input text:description="&lt;if test=&quot;o.receiver_id.gender =='M'&quot;&gt;">&lt;if test="o.receiver_id.gender =='M'&gt;</text:text-input>Cher confrère,<text:text-input text:description="&lt;/if&gt;">&lt;/if&gt;</text:text-input><text:text-input text:description="&lt;/if&gt;">&lt;/if&gt;</text:text-input><text:text-input text:description="&lt;/if&gt;">&lt;/if&gt;</text:text-input></text:p>
      <text:p text:style-name="P3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text:span text:style-name="T1">Veuillez ci joint le compte rendu de la séance de laser.</text:span><text:span text:style-name="T1"><text:text-input text:description="&lt;/if&gt;">&lt;/if&gt;</text:text-input></text:span></text:p>
      <text:p text:style-name="P3"><text:text-input text:description="&lt;if test=&quot;o.receiver_partner is False&quot;&gt;">&lt;if test="o.receiver_partner is False"&gt;</text:text-input></text:p>
      <text:p text:style-name="P3"><text:text-input text:description="&lt;if test=&quot;o.honorific is True&quot;&gt;">&lt;if test="o.honorific is True"&gt;</text:text-input>Vous trouverez<text:text-input text:description="&lt;/if&gt;">&lt;/if&gt;</text:text-input><text:text-input text:description="&lt;if test=&quot;o.honorific is False&quot;&gt;">&lt;if test="o.honorific is False"&gt;</text:text-input>Tu trouvera<text:text-input text:description="&lt;/if&gt;">&lt;/if&gt;</text:text-input> <text:soft-page-break/>ci-joint le compte rendu pour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).</text:p>
      <text:p text:style-name="P3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4"><text:text-input text:description="&lt;o.header_id.name&gt;">&lt;o.header_id.name&gt;</text:text-input> <text:text-input text:description="&lt;get_selection_item(o,'ods')&gt;">&lt;get_selection_item(o,'ods')&gt;</text:text-input></text:p>
      <text:p text:style-name="Text">Anesthésie topique par Tétracaine<text:line-break/>Pose d'un verre de contact Abraham<text:line-break/>Nombre d'impacts: <text:text-input text:description="&lt;o.impact_number&gt;">&lt;o.impact_number&gt;</text:text-input><text:line-break/>Puissance: <text:text-input text:description="&lt;o.laser_power&gt;">&lt;o.laser_power&gt;</text:text-input> mW<text:line-break/></text:p>
      <text:p text:style-name="P5">Traitement post-opératoire: <text:line-break/>TIMOPTOL 0.5% 1 gtte matin et soir <text:line-break/>ACULAR 1 gtte 6X par jour pour 5 jours<text:line-break/>Ordonnance remise au pat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2:33:24.102725246</dc:date>
    <meta:editing-duration>P1DT1H7M35S</meta:editing-duration>
    <meta:editing-cycles>180</meta:editing-cycles>
    <dc:creator>Laurent FRANCOIS</dc:creator>
    <meta:document-statistic meta:table-count="2" meta:image-count="0" meta:object-count="0" meta:page-count="2" meta:paragraph-count="51" meta:word-count="440" meta:character-count="2665" meta:non-whitespace-character-count="2486"/>
  </office:meta>
</office:document-meta>
</file>